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00%"/>
      <style:text-properties fo:font-size="9pt" fo:font-weight="bold" officeooo:rsid="001f5e40" officeooo:paragraph-rsid="000eaa8d" style:font-size-asian="9pt" style:font-weight-asian="bold" style:font-size-complex="9pt" style:font-weight-complex="bold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fo:font-size="9pt" officeooo:rsid="000454ad" officeooo:paragraph-rsid="000eaa8d" style:font-size-asian="9pt" style:font-size-complex="9pt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fo:font-size="9pt" officeooo:rsid="0013d090" officeooo:paragraph-rsid="000eaa8d" style:font-size-asian="9pt" style:font-size-complex="9pt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fo:font-size="9pt" officeooo:rsid="001ede30" officeooo:paragraph-rsid="000eaa8d" style:font-size-asian="9pt" style:font-size-complex="9pt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fo:color="#2a6099" loext:opacity="100%" fo:font-size="9pt" officeooo:rsid="001053b6" officeooo:paragraph-rsid="000eaa8d" style:font-size-asian="9pt" style:font-size-complex="9pt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fo:color="#2a6099" loext:opacity="100%" fo:font-size="9pt" officeooo:rsid="001f5e40" officeooo:paragraph-rsid="000eaa8d" style:font-size-asian="9pt" style:font-size-complex="9pt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fo:font-size="9pt" officeooo:rsid="00125777" officeooo:paragraph-rsid="00125777" style:font-size-asian="9pt" style:font-size-complex="9pt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fo:color="#2a6099" loext:opacity="100%" fo:font-size="9pt" officeooo:rsid="0014c770" officeooo:paragraph-rsid="00125777" style:font-size-asian="9pt" style:font-size-complex="9pt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fo:color="#158466" loext:opacity="100%" fo:font-size="9pt" officeooo:rsid="0014c770" officeooo:paragraph-rsid="0014d466" style:font-size-asian="9pt" style:font-size-complex="9pt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fo:color="#158466" loext:opacity="100%" fo:font-size="9pt" officeooo:rsid="0014c770" officeooo:paragraph-rsid="0014d47c" style:font-size-asian="9pt" style:font-size-complex="9pt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fo:color="#2a6099" loext:opacity="100%" fo:font-size="9pt" officeooo:rsid="0014d466" officeooo:paragraph-rsid="0014d47c" style:font-size-asian="9pt" style:font-size-complex="9pt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fo:color="#2a6099" loext:opacity="100%" fo:font-size="9pt" officeooo:rsid="0014c770" officeooo:paragraph-rsid="0014d466" style:font-size-asian="9pt" style:font-size-complex="9pt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fo:font-size="9pt" officeooo:rsid="0014d47c" officeooo:paragraph-rsid="0014d466" style:font-size-asian="9pt" style:font-size-complex="9pt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fo:font-size="9pt" officeooo:rsid="0014d466" officeooo:paragraph-rsid="0014c770" style:font-size-asian="9pt" style:font-size-complex="9pt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fo:color="#158466" loext:opacity="100%" fo:font-size="9pt" officeooo:rsid="0014c770" officeooo:paragraph-rsid="0014c770" style:font-size-asian="9pt" style:font-size-complex="9pt"/>
    </style:style>
    <style:style style:name="P16" style:family="paragraph" style:parent-style-name="Text_20_body">
      <style:paragraph-properties fo:margin-top="0cm" fo:margin-bottom="0cm" style:contextual-spacing="false" fo:line-height="100%"/>
      <style:text-properties fo:color="#2a6099" loext:opacity="100%" fo:font-size="9pt" officeooo:rsid="0014d466" officeooo:paragraph-rsid="0014c770" style:font-size-asian="9pt" style:font-size-complex="9pt"/>
    </style:style>
    <style:style style:name="P17" style:family="paragraph" style:parent-style-name="Standard">
      <style:text-properties fo:font-size="9pt" officeooo:paragraph-rsid="001eaa41" style:font-size-asian="9pt" style:font-size-complex="9pt"/>
    </style:style>
    <style:style style:name="P18" style:family="paragraph" style:parent-style-name="Standard">
      <style:text-properties style:use-window-font-color="true" loext:opacity="0%" fo:font-size="9pt" fo:font-weight="normal" officeooo:rsid="001eaa41" officeooo:paragraph-rsid="001eaa41" style:font-size-asian="9pt" style:font-weight-asian="normal" style:font-size-complex="9pt" style:font-weight-complex="normal"/>
    </style:style>
    <style:style style:name="P19" style:family="paragraph" style:parent-style-name="Standard">
      <style:text-properties style:use-window-font-color="true" loext:opacity="0%" fo:font-size="9pt" fo:font-weight="normal" officeooo:rsid="002d537e" officeooo:paragraph-rsid="001eaa41" style:font-size-asian="9pt" style:font-weight-asian="normal" style:font-size-complex="9pt" style:font-weight-complex="normal"/>
    </style:style>
    <style:style style:name="P20" style:family="paragraph" style:parent-style-name="Standard">
      <style:text-properties fo:color="#158466" loext:opacity="100%" fo:font-size="9pt" fo:font-weight="normal" officeooo:rsid="001695db" officeooo:paragraph-rsid="001695db" style:font-size-asian="9pt" style:font-weight-asian="normal" style:font-size-complex="9pt" style:font-weight-complex="normal"/>
    </style:style>
    <style:style style:name="P21" style:family="paragraph" style:parent-style-name="Standard">
      <style:text-properties style:use-window-font-color="true" loext:opacity="0%" fo:font-size="9pt" fo:font-weight="normal" officeooo:rsid="002f8847" officeooo:paragraph-rsid="001695db" style:font-size-asian="9pt" style:font-weight-asian="normal" style:font-size-complex="9pt" style:font-weight-complex="normal"/>
    </style:style>
    <style:style style:name="P22" style:family="paragraph" style:parent-style-name="Standard">
      <style:text-properties style:use-window-font-color="true" loext:opacity="0%" fo:font-size="9pt" fo:font-weight="normal" officeooo:rsid="00180bd0" officeooo:paragraph-rsid="00180bd0" style:font-size-asian="9pt" style:font-weight-asian="normal" style:font-size-complex="9pt" style:font-weight-complex="normal"/>
    </style:style>
    <style:style style:name="P23" style:family="paragraph" style:parent-style-name="Standard">
      <style:text-properties style:use-window-font-color="true" loext:opacity="0%" fo:font-size="9pt" fo:font-weight="normal" officeooo:rsid="002f8847" officeooo:paragraph-rsid="00180bd0" style:font-size-asian="9pt" style:font-weight-asian="normal" style:font-size-complex="9pt" style:font-weight-complex="normal"/>
    </style:style>
    <style:style style:name="P24" style:family="paragraph" style:parent-style-name="Standard">
      <style:text-properties fo:color="#158466" loext:opacity="100%" fo:font-size="9pt" fo:font-weight="normal" officeooo:rsid="0019ffba" officeooo:paragraph-rsid="0019ffba" style:font-size-asian="9pt" style:font-weight-asian="normal" style:font-size-complex="9pt" style:font-weight-complex="normal"/>
    </style:style>
    <style:style style:name="P25" style:family="paragraph" style:parent-style-name="Standard">
      <style:text-properties style:use-window-font-color="true" loext:opacity="0%" fo:font-size="9pt" fo:font-weight="normal" officeooo:rsid="002f8847" officeooo:paragraph-rsid="0019ffba" style:font-size-asian="9pt" style:font-weight-asian="normal" style:font-size-complex="9pt" style:font-weight-complex="normal"/>
    </style:style>
    <style:style style:name="P26" style:family="paragraph" style:parent-style-name="Standard">
      <style:text-properties style:use-window-font-color="true" loext:opacity="0%" fo:font-size="9pt" fo:font-weight="normal" officeooo:rsid="0019ffba" officeooo:paragraph-rsid="0019ffba" style:font-size-asian="9pt" style:font-weight-asian="normal" style:font-size-complex="9pt" style:font-weight-complex="normal"/>
    </style:style>
    <style:style style:name="P27" style:family="paragraph" style:parent-style-name="Standard">
      <style:text-properties fo:color="#158466" loext:opacity="100%" fo:font-size="9pt" fo:font-weight="normal" officeooo:rsid="002f8847" officeooo:paragraph-rsid="002f8847" style:font-size-asian="9pt" style:font-weight-asian="normal" style:font-size-complex="9pt" style:font-weight-complex="normal"/>
    </style:style>
    <style:style style:name="P28" style:family="paragraph" style:parent-style-name="Standard">
      <style:text-properties fo:color="#158466" loext:opacity="100%" fo:font-size="9pt" fo:font-weight="normal" officeooo:rsid="002f8847" officeooo:paragraph-rsid="003ad8e0" style:font-size-asian="9pt" style:font-weight-asian="normal" style:font-size-complex="9pt" style:font-weight-complex="normal"/>
    </style:style>
    <style:style style:name="P29" style:family="paragraph" style:parent-style-name="Standard">
      <style:text-properties fo:color="#158466" loext:opacity="100%" fo:font-size="9pt" fo:font-weight="normal" officeooo:rsid="002f8847" officeooo:paragraph-rsid="003b2a57" style:font-size-asian="9pt" style:font-weight-asian="normal" style:font-size-complex="9pt" style:font-weight-complex="normal"/>
    </style:style>
    <style:style style:name="P30" style:family="paragraph" style:parent-style-name="Standard">
      <style:text-properties style:use-window-font-color="true" loext:opacity="0%" fo:font-size="9pt" fo:font-weight="normal" officeooo:rsid="002f8847" officeooo:paragraph-rsid="00319afb" style:font-size-asian="9pt" style:font-weight-asian="normal" style:font-size-complex="9pt" style:font-weight-complex="normal"/>
    </style:style>
    <style:style style:name="P31" style:family="paragraph" style:parent-style-name="Standard">
      <style:text-properties style:use-window-font-color="true" loext:opacity="0%" fo:font-size="9pt" fo:font-weight="normal" officeooo:rsid="002f8847" officeooo:paragraph-rsid="00337097" style:font-size-asian="9pt" style:font-weight-asian="normal" style:font-size-complex="9pt" style:font-weight-complex="normal"/>
    </style:style>
    <style:style style:name="P32" style:family="paragraph" style:parent-style-name="Standard">
      <style:text-properties style:use-window-font-color="true" loext:opacity="0%" fo:font-size="9pt" fo:font-weight="normal" officeooo:rsid="002f8847" officeooo:paragraph-rsid="003503cb" style:font-size-asian="9pt" style:font-weight-asian="normal" style:font-size-complex="9pt" style:font-weight-complex="normal"/>
    </style:style>
    <style:style style:name="P33" style:family="paragraph" style:parent-style-name="Standard">
      <style:text-properties style:use-window-font-color="true" loext:opacity="0%" fo:font-size="9pt" fo:font-weight="normal" officeooo:rsid="002f8847" officeooo:paragraph-rsid="002f8847" style:font-size-asian="9pt" style:font-weight-asian="normal" style:font-size-complex="9pt" style:font-weight-complex="normal"/>
    </style:style>
    <style:style style:name="P34" style:family="paragraph" style:parent-style-name="Standard">
      <style:text-properties fo:color="#f10d0c" loext:opacity="100%" fo:font-size="9pt" fo:font-weight="normal" officeooo:rsid="002f8847" officeooo:paragraph-rsid="002f8847" style:font-size-asian="9pt" style:font-weight-asian="normal" style:font-size-complex="9pt" style:font-weight-complex="normal"/>
    </style:style>
    <style:style style:name="P35" style:family="paragraph" style:parent-style-name="Standard">
      <style:text-properties style:use-window-font-color="true" loext:opacity="0%" fo:font-size="9pt" fo:font-weight="normal" officeooo:rsid="001bd689" officeooo:paragraph-rsid="001bd689" style:font-size-asian="9pt" style:font-weight-asian="normal" style:font-size-complex="9pt" style:font-weight-complex="normal"/>
    </style:style>
    <style:style style:name="P36" style:family="paragraph" style:parent-style-name="Standard">
      <style:text-properties fo:color="#158466" loext:opacity="100%" fo:font-size="9pt" fo:font-weight="normal" officeooo:rsid="001bd689" officeooo:paragraph-rsid="001bd689" style:font-size-asian="9pt" style:font-weight-asian="normal" style:font-size-complex="9pt" style:font-weight-complex="normal"/>
    </style:style>
    <style:style style:name="P37" style:family="paragraph" style:parent-style-name="Standard">
      <style:text-properties fo:color="#158466" loext:opacity="100%" fo:font-size="9pt" fo:font-weight="normal" officeooo:rsid="001695db" officeooo:paragraph-rsid="001bd689" style:font-size-asian="9pt" style:font-weight-asian="normal" style:font-size-complex="9pt" style:font-weight-complex="normal"/>
    </style:style>
    <style:style style:name="P38" style:family="paragraph" style:parent-style-name="Standard">
      <style:text-properties fo:color="#158466" loext:opacity="100%" fo:font-size="9pt" fo:font-weight="normal" officeooo:rsid="001695db" officeooo:paragraph-rsid="001c5d4e" style:font-size-asian="9pt" style:font-weight-asian="normal" style:font-size-complex="9pt" style:font-weight-complex="normal"/>
    </style:style>
    <style:style style:name="P39" style:family="paragraph" style:parent-style-name="Standard">
      <style:text-properties style:use-window-font-color="true" loext:opacity="0%" fo:font-size="9pt" fo:font-weight="normal" officeooo:rsid="002f8847" officeooo:paragraph-rsid="001bd689" style:font-size-asian="9pt" style:font-weight-asian="normal" style:font-size-complex="9pt" style:font-weight-complex="normal"/>
    </style:style>
    <style:style style:name="P40" style:family="paragraph" style:parent-style-name="Standard">
      <style:text-properties fo:color="#158466" loext:opacity="100%" fo:font-size="9pt" fo:font-weight="normal" officeooo:rsid="002f8847" officeooo:paragraph-rsid="001bd689" style:font-size-asian="9pt" style:font-weight-asian="normal" style:font-size-complex="9pt" style:font-weight-complex="normal"/>
    </style:style>
    <style:style style:name="P41" style:family="paragraph" style:parent-style-name="Standard">
      <style:text-properties fo:color="#158466" loext:opacity="100%" fo:font-size="9pt" fo:font-weight="normal" officeooo:rsid="003503cb" officeooo:paragraph-rsid="003503cb" style:font-size-asian="9pt" style:font-weight-asian="normal" style:font-size-complex="9pt" style:font-weight-complex="normal"/>
    </style:style>
    <style:style style:name="P42" style:family="paragraph" style:parent-style-name="Standard">
      <style:text-properties style:use-window-font-color="true" loext:opacity="0%" fo:font-size="9pt" fo:font-weight="normal" officeooo:rsid="003503cb" officeooo:paragraph-rsid="003b8eda" style:font-size-asian="9pt" style:font-weight-asian="normal" style:font-size-complex="9pt" style:font-weight-complex="normal"/>
    </style:style>
    <style:style style:name="P43" style:family="paragraph" style:parent-style-name="Standard">
      <style:text-properties style:use-window-font-color="true" loext:opacity="0%" fo:font-size="9pt" fo:font-weight="normal" officeooo:rsid="003503cb" officeooo:paragraph-rsid="003503cb" style:font-size-asian="9pt" style:font-weight-asian="normal" style:font-size-complex="9pt" style:font-weight-complex="normal"/>
    </style:style>
    <style:style style:name="T1" style:family="text">
      <style:text-properties fo:color="#a7074b" loext:opacity="100%" officeooo:rsid="001ede30"/>
    </style:style>
    <style:style style:name="T2" style:family="text">
      <style:text-properties fo:color="#a7074b" loext:opacity="100%"/>
    </style:style>
    <style:style style:name="T3" style:family="text">
      <style:text-properties fo:color="#a7074b" loext:opacity="100%" officeooo:rsid="001053b6"/>
    </style:style>
    <style:style style:name="T4" style:family="text">
      <style:text-properties officeooo:rsid="001b22d2"/>
    </style:style>
    <style:style style:name="T5" style:family="text">
      <style:text-properties officeooo:rsid="0013d090"/>
    </style:style>
    <style:style style:name="T6" style:family="text">
      <style:text-properties officeooo:rsid="001053b6"/>
    </style:style>
    <style:style style:name="T7" style:family="text">
      <style:text-properties fo:color="#2a6099" loext:opacity="100%" officeooo:rsid="001053b6"/>
    </style:style>
    <style:style style:name="T8" style:family="text">
      <style:text-properties officeooo:rsid="0014d466"/>
    </style:style>
    <style:style style:name="T9" style:family="text">
      <style:text-properties fo:color="#2a6099" loext:opacity="100%" officeooo:rsid="0014d466"/>
    </style:style>
    <style:style style:name="T10" style:family="text">
      <style:text-properties style:use-window-font-color="true" loext:opacity="0%"/>
    </style:style>
    <style:style style:name="T11" style:family="text">
      <style:text-properties style:use-window-font-color="true" loext:opacity="0%" officeooo:rsid="001053b6"/>
    </style:style>
    <style:style style:name="T12" style:family="text">
      <style:text-properties style:use-window-font-color="true" loext:opacity="0%" officeooo:rsid="0014d466"/>
    </style:style>
    <style:style style:name="T13" style:family="text">
      <style:text-properties officeooo:rsid="00125777"/>
    </style:style>
    <style:style style:name="T14" style:family="text">
      <style:text-properties fo:color="#2a6099" loext:opacity="100%" officeooo:rsid="0014c770"/>
    </style:style>
    <style:style style:name="T15" style:family="text">
      <style:text-properties fo:color="#2a6099" loext:opacity="100%"/>
    </style:style>
    <style:style style:name="T16" style:family="text">
      <style:text-properties fo:color="#2a6099" loext:opacity="100%" officeooo:rsid="0014d47c"/>
    </style:style>
    <style:style style:name="T17" style:family="text">
      <style:text-properties officeooo:rsid="0014d47c"/>
    </style:style>
    <style:style style:name="T18" style:family="text">
      <style:text-properties style:use-window-font-color="true" loext:opacity="0%" officeooo:rsid="0014d47c"/>
    </style:style>
    <style:style style:name="T19" style:family="text">
      <style:text-properties fo:color="#158466" loext:opacity="100%" fo:font-weight="normal" officeooo:rsid="001b6573" style:font-weight-asian="normal" style:font-weight-complex="normal"/>
    </style:style>
    <style:style style:name="T20" style:family="text">
      <style:text-properties fo:color="#158466" loext:opacity="100%" fo:font-weight="normal" officeooo:rsid="002a49c6" style:font-weight-asian="normal" style:font-weight-complex="normal"/>
    </style:style>
    <style:style style:name="T21" style:family="text">
      <style:text-properties fo:color="#158466" loext:opacity="100%" fo:font-weight="normal" officeooo:rsid="003503cb" style:font-weight-asian="normal" style:font-weight-complex="normal"/>
    </style:style>
    <style:style style:name="T22" style:family="text">
      <style:text-properties officeooo:rsid="002cf10c"/>
    </style:style>
    <style:style style:name="T23" style:family="text">
      <style:text-properties fo:color="#2a6099" loext:opacity="100%" officeooo:rsid="00118ae1"/>
    </style:style>
    <style:style style:name="T24" style:family="text">
      <style:text-properties fo:color="#2a6099" loext:opacity="100%" officeooo:rsid="002d537e"/>
    </style:style>
    <style:style style:name="T25" style:family="text">
      <style:text-properties fo:color="#158466" loext:opacity="100%" officeooo:rsid="000eaa8d"/>
    </style:style>
    <style:style style:name="T26" style:family="text">
      <style:text-properties officeooo:rsid="002f8847"/>
    </style:style>
    <style:style style:name="T27" style:family="text">
      <style:text-properties style:use-window-font-color="true" loext:opacity="0%" officeooo:rsid="00319afb"/>
    </style:style>
    <style:style style:name="T28" style:family="text">
      <style:text-properties officeooo:rsid="00313608"/>
    </style:style>
    <style:style style:name="T29" style:family="text">
      <style:text-properties officeooo:rsid="003b2a57"/>
    </style:style>
    <style:style style:name="T30" style:family="text">
      <style:text-properties officeooo:rsid="00319afb"/>
    </style:style>
    <style:style style:name="T31" style:family="text">
      <style:text-properties style:use-window-font-color="true" loext:opacity="0%" officeooo:rsid="00337097"/>
    </style:style>
    <style:style style:name="T32" style:family="text">
      <style:text-properties style:use-window-font-color="true" loext:opacity="0%" officeooo:rsid="003b2a57"/>
    </style:style>
    <style:style style:name="T33" style:family="text">
      <style:text-properties officeooo:rsid="003b8eda"/>
    </style:style>
    <style:style style:name="T34" style:family="text">
      <style:text-properties officeooo:rsid="00180bd0"/>
    </style:style>
    <style:style style:name="T35" style:family="text">
      <style:text-properties officeooo:rsid="0019ffba"/>
    </style:style>
    <style:style style:name="T36" style:family="text">
      <style:text-properties officeooo:rsid="00337097"/>
    </style:style>
    <style:style style:name="T37" style:family="text">
      <style:text-properties style:use-window-font-color="true" loext:opacity="0%" officeooo:rsid="003ad8e0"/>
    </style:style>
    <style:style style:name="T38" style:family="text">
      <style:text-properties fo:color="#2a6099" loext:opacity="100%" officeooo:rsid="003ad8e0"/>
    </style:style>
    <style:style style:name="T39" style:family="text">
      <style:text-properties fo:color="#2a6099" loext:opacity="100%" officeooo:rsid="00319afb"/>
    </style:style>
    <style:style style:name="T40" style:family="text">
      <style:text-properties fo:color="#3465a4" loext:opacity="100%"/>
    </style:style>
    <style:style style:name="T41" style:family="text">
      <style:text-properties officeooo:rsid="001695db"/>
    </style:style>
    <style:style style:name="T42" style:family="text">
      <style:text-properties fo:color="#2a6099" loext:opacity="100%" officeooo:rsid="00180bd0"/>
    </style:style>
    <style:style style:name="T43" style:family="text">
      <style:text-properties fo:color="#2a6099" loext:opacity="100%" officeooo:rsid="00337097"/>
    </style:style>
    <style:style style:name="T44" style:family="text">
      <style:text-properties fo:color="#158466" loext:opacity="100%" officeooo:rsid="001695db"/>
    </style:style>
    <style:style style:name="T45" style:family="text">
      <style:text-properties officeooo:rsid="00343788"/>
    </style:style>
    <style:style style:name="T46" style:family="text">
      <style:text-properties fo:color="#158466" loext:opacity="100%" officeooo:rsid="0019ffba"/>
    </style:style>
    <style:style style:name="T47" style:family="text">
      <style:text-properties fo:color="#158466" loext:opacity="100%" officeooo:rsid="003b8eda"/>
    </style:style>
    <style:style style:name="T48" style:family="text">
      <style:text-properties officeooo:rsid="001c5d4e"/>
    </style:style>
    <style:style style:name="T49" style:family="text">
      <style:text-properties fo:color="#2a6099" loext:opacity="100%" officeooo:rsid="001c5d4e"/>
    </style:style>
    <style:style style:name="T50" style:family="text">
      <style:text-properties officeooo:rsid="001bd689"/>
    </style:style>
    <style:style style:name="T51" style:family="text">
      <style:text-properties style:use-window-font-color="true" loext:opacity="0%" officeooo:rsid="001c5d4e"/>
    </style:style>
    <style:style style:name="T52" style:family="text">
      <style:text-properties style:use-window-font-color="true" loext:opacity="0%" officeooo:rsid="001bd689"/>
    </style:style>
    <style:style style:name="T53" style:family="text">
      <style:text-properties fo:color="#158466" loext:opacity="100%" officeooo:rsid="001bd689"/>
    </style:style>
    <style:style style:name="T54" style:family="text">
      <style:text-properties fo:color="#158466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ES</text:p>
      <text:p text:style-name="P2"><text:span text:style-name="T1">class </text:span><text:span text:style-name="T2">particle</text:span><text:span text:style-name="T1">_</text:span><text:span text:style-name="T3">c</text:span><text:span text:style-name="T1"> </text:span>:</text:p>
      <text:p text:style-name="P3"><text:span text:style-name="T4"><text:tab/>x</text:span> : array of 2 relative coordinates</text:p>
      <text:p text:style-name="P2"><text:span text:style-name="T4"><text:tab/>box</text:span><text:span text:style-name="T5"> : array of </text:span><text:s/><text:span text:style-name="T5">2 coordinates of the box</text:span></text:p>
      <text:p text:style-name="P4"><text:tab/>v : float</text:p>
      <text:p text:style-name="P2"><text:span text:style-name="T4"><text:tab/>angle</text:span><text:span text:style-name="T5"> : float orientation</text:span></text:p>
      <text:p text:style-name="P4"><text:tab/>vec : orientation vector array of 2</text:p>
      <text:p text:style-name="P4"><text:tab/><text:span text:style-name="T6">t_tumble:float <text:tab/></text:span><text:span text:style-name="T7">#instant of next tumble, or instant of next change of mode</text:span></text:p>
      <text:p text:style-name="P2"/>
      <text:p text:style-name="P2"><text:span text:style-name="T1">class </text:span><text:span text:style-name="T3">mode</text:span><text:span text:style-name="T1">_</text:span><text:span text:style-name="T3">c</text:span><text:span text:style-name="T1"> </text:span>:</text:p>
      <text:p text:style-name="P2"><text:tab/><text:span text:style-name="T8">runtype:int<text:tab/></text:span><text:span text:style-name="T9"># linear (1) or circular (2)</text:span></text:p>
      <text:p text:style-name="P2"><text:tab/><text:span text:style-name="T6">v:float<text:tab/><text:tab/></text:span><text:span text:style-name="T7"># velocity of the particle in the current mode</text:span></text:p>
      <text:p text:style-name="P5"><text:tab/><text:span text:style-name="T10">rotdif:float</text:span><text:tab/># rotational diffusion of the particle in the current mode</text:p>
      <text:p text:style-name="P5"><text:tab/><text:span text:style-name="T10">omega:float</text:span><text:tab/># absolute value of the angular velocity of the particle during a rotation</text:p>
      <text:p text:style-name="P2"><text:tab/><text:span text:style-name="T6">omegasign:int<text:tab/></text:span><text:span text:style-name="T7"># gives the sense of rotation during a rotation</text:span></text:p>
      <text:p text:style-name="P5"/>
      <text:p text:style-name="P2"><text:span text:style-name="T1">class par</text:span><text:span text:style-name="T3">_c</text:span><text:span text:style-name="T1"> </text:span>:</text:p>
      <text:p text:style-name="P6"><text:tab/># set of input params</text:p>
      <text:p text:style-name="P6"><text:s text:c="4"/><text:tab/><text:span text:style-name="T11">e</text:span><text:span text:style-name="T10">mode:str <text:s/></text:span><text:s text:c="14"/># mode of an elementary move 'bal' or 'rotdif'</text:p>
      <text:p text:style-name="P6"><text:tab/><text:span text:style-name="T8">runtype</text:span></text:p>
      <text:p text:style-name="P6"><text:tab/><text:span text:style-name="T11">modes:</text:span><text:span text:style-name="T12">list </text:span><text:span text:style-name="T11"><text:s text:c="2"/><text:tab/></text:span><text:span text:style-name="T13"># array of instances of class mode</text:span></text:p>
      <text:p text:style-name="P6"><text:s text:c="4"/><text:tab/><text:span text:style-name="T10">v: float</text:span> <text:s text:c="19"/># velocity of the particle</text:p>
      <text:p text:style-name="P6"><text:s text:c="4"/><text:tab/><text:span text:style-name="T10">dim: int </text:span><text:s text:c="18"/># dimensions of the system</text:p>
      <text:p text:style-name="P6"><text:s text:c="4"/><text:tab/><text:span text:style-name="T10">T: float <text:s/></text:span><text:s text:c="18"/># total time of the simulation</text:p>
      <text:p text:style-name="P6"><text:s text:c="4"/><text:tab/><text:span text:style-name="T10">Tmsdmax:float </text:span><text:s text:c="6"/># largest time for computation of MSD (large enough to see the different behaviour)</text:p>
      <text:p text:style-name="P6"><text:s text:c="4"/><text:tab/><text:span text:style-name="T10">dT: float <text:s text:c="2"/></text:span><text:s text:c="15"/># simulation step</text:p>
      <text:p text:style-name="P6"><text:s text:c="4"/><text:tab/><text:span text:style-name="T10">dTmsd:float </text:span><text:s text:c="11"/># time step for the computation of msd</text:p>
      <text:p text:style-name="P6"><text:s text:c="3"/><text:tab/><text:span text:style-name="T10">step_msd:int <text:s text:c="4"/></text:span><text:s text:c="6"/># step for the computation of msd</text:p>
      <text:p text:style-name="P6"><text:s text:c="4"/><text:tab/><text:span text:style-name="T10">N_traj:int <text:s/></text:span><text:s text:c="14"/># number of trajectories</text:p>
      <text:p text:style-name="P6"/>
      <text:p text:style-name="P6"><text:s text:c="4"/><text:tab/><text:span text:style-name="T10">L: float </text:span><text:s text:c="18"/># length of box</text:p>
      <text:p text:style-name="P6"/>
      <text:p text:style-name="P6"><text:s text:c="4"/><text:tab/><text:span text:style-name="T10">Dr:float <text:s text:c="2"/></text:span><text:s text:c="15"/># rotational diffusion</text:p>
      <text:p text:style-name="P6"><text:s text:c="4"/><text:tab/><text:span text:style-name="T10">Dt:float <text:s text:c="4"/></text:span><text:s text:c="13"/># translational diffusion</text:p>
      <text:p text:style-name="P6"/>
      <text:p text:style-name="P6"><text:s text:c="4"/><text:tab/># derived quantities that are calculated at the beginning (not taken from user input)</text:p>
      <text:p text:style-name="P6"><text:s text:c="4"/><text:tab/><text:span text:style-name="T10">n_step: int <text:s text:c="4"/></text:span><text:s text:c="9"/># number of intervals of a trajectory = int(T/dT)</text:p>
      <text:p text:style-name="P6"><text:s text:c="4"/><text:tab/><text:span text:style-name="T10">n_traj: int <text:s text:c="4"/></text:span><text:s text:c="10"/># number of points of a trajectory = int(T/dT)+1</text:p>
      <text:p text:style-name="P6"><text:s text:c="4"/><text:tab/><text:span text:style-name="T10">Drnoise:float </text:span><text:s text:c="9"/># rot noise = sqrt(2*Dr*dT)</text:p>
      <text:p text:style-name="P6"><text:s text:c="4"/><text:tab/><text:span text:style-name="T10">Dtnoise:float <text:s text:c="9"/></text:span># trans noise = sqrt(2*Dt*dT)</text:p>
      <text:p text:style-name="P6"><text:s text:c="4"/><text:tab/><text:span text:style-name="T10">tumbling_rate:float</text:span># tumbling rate</text:p>
      <text:p text:style-name="P6"><text:s text:c="4"/><text:tab/><text:span text:style-name="T10">seed: int <text:s text:c="3"/></text:span><text:s text:c="14"/># seed line from seed file</text:p>
      <text:p text:style-name="P6"/>
      <text:p text:style-name="P7">mode1 = mode_c(v1, rotdif1, omega1, omegasign1)</text:p>
      <text:p text:style-name="P7">mode2 = mode_c(v2, rotdif2, omega2, omegasign2)</text:p>
      <text:p text:style-name="P7"/>
      <text:p text:style-name="P7">modes = <text:span text:style-name="T8">[</text:span>mode1, mode2<text:span text:style-name="T8">]</text:span><text:tab/><text:span text:style-name="T14"># modes[i-</text:span><text:span text:style-name="T9">1</text:span><text:span text:style-name="T14">].grandeur = grandeur_i</text:span></text:p>
      <text:p text:style-name="P8"/>
      <text:p text:style-name="P9">update_par_mode(p,par) :</text:p>
      <text:p text:style-name="P10"><text:tab/><text:span text:style-name="T15">‘’’ </text:span><text:span text:style-name="T9">this function </text:span><text:span text:style-name="T16">changes the current mode and</text:span></text:p>
      <text:p text:style-name="P11"><text:span text:style-name="T17"><text:tab/></text:span> updates the parameters of the particle according to the current mode</text:p>
      <text:p text:style-name="P12"><text:tab/><text:span text:style-name="T8">the n° of which is given by the runtype</text:span></text:p>
      <text:p text:style-name="P12"><text:tab/><text:span text:style-name="T8">it is used after a change of mode → after a tumble’’’</text:span></text:p>
      <text:p text:style-name="P12"><text:tab/><text:span text:style-name="T17"># Change current mode</text:span></text:p>
      <text:p text:style-name="P9"><text:tab/><text:span text:style-name="T18">changing_mode = [1,2]</text:span></text:p>
      <text:p text:style-name="P13"><text:tab/>p.runtype = changing_mode[p.runtype-2]<text:span text:style-name="T15"> # 2 → 1 &amp; 1 → 2</text:span></text:p>
      <text:p text:style-name="P14"><text:tab/><text:span text:style-name="T15"># update parameters of the particle according to the </text:span><text:span text:style-name="T16">new </text:span><text:span text:style-name="T15">current mode</text:span></text:p>
      <text:p text:style-name="P15"><text:tab/><text:span text:style-name="T12">p.v = par.modes[runtype-1].v<text:tab/><text:tab/></text:span><text:span text:style-name="T9"># = v_runtype</text:span></text:p>
      <text:p text:style-name="P16"><text:tab/><text:span text:style-name="T10">p.rotdif, etc.</text:span></text:p>
      <text:p text:style-name="P14"><text:tab/>return</text:p>
      <text:p text:style-name="P16"/>
      <text:p text:style-name="P17"><text:span text:style-name="T19">tumble</text:span><text:span text:style-name="T20">(</text:span><text:span text:style-name="T21">p,par</text:span><text:span text:style-name="T20">)</text:span><text:span text:style-name="T19"> : </text:span></text:p>
      <text:p text:style-name="P18"><text:tab/><text:span text:style-name="T22">p.angle = random angle</text:span></text:p>
      <text:p text:style-name="P18"><text:tab/><text:span text:style-name="T22">p.t_tumble += time given by a poissonian distrib.<text:tab/></text:span><text:span text:style-name="T23"># update the instant of </text:span><text:span text:style-name="T14">next tumble</text:span></text:p>
      <text:p text:style-name="P18"><text:span text:style-name="T24"><text:tab/></text:span><text:span text:style-name="T25">update_par_mode()</text:span></text:p>
      <text:p text:style-name="P19"><text:tab/><text:span text:style-name="T26">return</text:span></text:p>
      <text:p text:style-name="P19"/>
      <text:p text:style-name="P20">linear(p):</text:p>
      <text:p text:style-name="P20"><text:tab/><text:span text:style-name="T27">vec = (cos(p.angle),sin(p.angle))</text:span></text:p>
      <text:p text:style-name="P21"><text:tab/><text:span text:style-name="T28">p.x += </text:span><text:span text:style-name="T29">p.</text:span><text:span text:style-name="T30">v</text:span><text:span text:style-name="T28"> * </text:span><text:span text:style-name="T30">Deltat </text:span><text:span text:style-name="T28">* vec</text:span></text:p>
      <text:p text:style-name="P20"><text:soft-page-break/>rotate(p) :</text:p>
      <text:p text:style-name="P20"><text:tab/><text:span text:style-name="T27">p.angle </text:span><text:span text:style-name="T31">+</text:span><text:span text:style-name="T27">= </text:span><text:span text:style-name="T32">p.omega</text:span><text:span text:style-name="T27">sign * p.omega * Deltat</text:span></text:p>
      <text:p text:style-name="P22"><text:tab/>for little dT</text:p>
      <text:p text:style-name="P22"><text:tab/><text:tab/><text:span text:style-name="T30">vec = (cos(p.angle),sin(p.angle))</text:span></text:p>
      <text:p text:style-name="P21"><text:tab/><text:tab/><text:span text:style-name="T28">p.x += </text:span><text:span text:style-name="T33">write exact new positions in 2D </text:span></text:p>
      <text:p text:style-name="P23"><text:tab/><text:tab/><text:span text:style-name="T28">p.x += </text:span><text:span text:style-name="T34">p.v</text:span><text:span text:style-name="T28"> * </text:span><text:span text:style-name="T30">Deltat</text:span><text:span text:style-name="T28"> * vec</text:span></text:p>
      <text:p text:style-name="P23"><text:tab/><text:span text:style-name="T34">for larger dT</text:span></text:p>
      <text:p text:style-name="P23"><text:tab/><text:tab/><text:span text:style-name="T34">p.x += … </text:span></text:p>
      <text:p text:style-name="P23"/>
      <text:p text:style-name="P24">apply_rotfif(p) :</text:p>
      <text:p text:style-name="P24"><text:tab/><text:span text:style-name="T27">gaussr = </text:span><text:span text:style-name="T31">gaussian </text:span><text:span text:style-name="T27">white noise</text:span></text:p>
      <text:p text:style-name="P25"><text:tab/><text:span text:style-name="T30">Drnoise = sqrt(2 * </text:span><text:span text:style-name="T8">p.</text:span><text:span text:style-name="T35">Dr </text:span><text:span text:style-name="T30">* </text:span><text:span text:style-name="T36">Deltat)</text:span></text:p>
      <text:p text:style-name="P25"><text:tab/><text:span text:style-name="T30">p.angle += </text:span><text:span text:style-name="T36">Drnoise * gaussr</text:span></text:p>
      <text:p text:style-name="P26"><text:tab/>return</text:p>
      <text:p text:style-name="P21"/>
      <text:p text:style-name="P27"><text:span text:style-name="T33">e</text:span>move(p,par, <text:span text:style-name="T30">t1, t2</text:span>) :</text:p>
      <text:p text:style-name="P27"><text:tab/><text:span text:style-name="T27">Deltat = t2 – t1</text:span></text:p>
      <text:p text:style-name="P28"><text:span text:style-name="T10"><text:tab/>if p.</text:span><text:span text:style-name="T37">runtype</text:span><text:span text:style-name="T10"> == 1 :</text:span><text:span text:style-name="T15"> </text:span><text:span text:style-name="T38">#</text:span><text:span text:style-name="T15">(</text:span><text:span text:style-name="T39">linear</text:span><text:span text:style-name="T15">) </text:span></text:p>
      <text:p text:style-name="P29"><text:span text:style-name="T40"><text:tab/><text:tab/></text:span><text:span text:style-name="T41">linear(p)</text:span></text:p>
      <text:p text:style-name="P30"><text:tab/><text:span text:style-name="T36">if p.</text:span><text:span text:style-name="T33">runtype</text:span><text:span text:style-name="T36"> == 2 : </text:span><text:span text:style-name="T42">#</text:span><text:span text:style-name="T43">(circular)</text:span></text:p>
      <text:p text:style-name="P31"><text:tab/><text:tab/><text:span text:style-name="T44">rotate(p)</text:span></text:p>
      <text:p text:style-name="P32"><text:tab/><text:span text:style-name="T30">if p.</text:span><text:span text:style-name="T33">rundifrot</text:span><text:span text:style-name="T30"> == </text:span><text:span text:style-name="T45">1</text:span><text:span text:style-name="T30"> : </text:span></text:p>
      <text:p text:style-name="P33"><text:tab/><text:tab/><text:span text:style-name="T46">apply_rotdif(p)</text:span></text:p>
      <text:p text:style-name="P33"><text:tab/><text:span text:style-name="T47">apply_boundarycondition</text:span><text:span text:style-name="T44">(p,par)</text:span></text:p>
      <text:p text:style-name="P33"><text:tab/></text:p>
      <text:p text:style-name="P34">?? <text:span text:style-name="T41">Mettre fonction linear et circular dans classe mode_c ??</text:span></text:p>
      <text:p text:style-name="P33"/>
      <text:p text:style-name="P24">save_traj(p,par,traj,n) :<text:span text:style-name="T15"> <text:tab/># traj.shape() = (2,2,n_traj)</text:span></text:p>
      <text:p text:style-name="P24"><text:tab/><text:span text:style-name="T10">traj[0, :, n] = p.x</text:span><text:tab/><text:span text:style-name="T15"># relative n-th positon</text:span></text:p>
      <text:p text:style-name="P24"><text:tab/><text:span text:style-name="T10">traj[1, :, n] = </text:span>absolute_position(p,par)</text:p>
      <text:p text:style-name="P35"><text:tab/>return</text:p>
      <text:p text:style-name="P35"/>
      <text:p text:style-name="P36">initialize(p,par) :</text:p>
      <text:p text:style-name="P35"><text:tab/>traj = np.ones(2,2,par.n_traj<text:span text:style-name="T48">+1</text:span>) <text:span text:style-name="T49"># position at step n_traj include </text:span></text:p>
      <text:p text:style-name="P35"><text:tab/><text:span text:style-name="T47">apply_boundarycondition</text:span><text:span text:style-name="T44">(p,par)</text:span></text:p>
      <text:p text:style-name="P37"><text:tab/><text:span text:style-name="T50">save_traj(p,par,traj,0)</text:span></text:p>
      <text:p text:style-name="P38"><text:tab/><text:span text:style-name="T51">if par.tumbling_rate != 0 : </text:span><text:span text:style-name="T49"># There exist tumbles</text:span></text:p>
      <text:p text:style-name="P38"><text:tab/><text:tab/><text:span text:style-name="T10">p.t_tumble = </text:span>generate_run_time(par) <text:span text:style-name="T15"># initialize instant of first tumble</text:span></text:p>
      <text:p text:style-name="P37"><text:tab/><text:span text:style-name="T52">return traj</text:span></text:p>
      <text:p text:style-name="P35"/>
      <text:p text:style-name="P36">evolve(p,par,t1,t2) :</text:p>
      <text:p text:style-name="P35"><text:tab/>t_tumble = p.t_tumble</text:p>
      <text:p text:style-name="P33"><text:tab/><text:span text:style-name="T50">if t2 &lt; t_tumble :</text:span></text:p>
      <text:p text:style-name="P33"><text:tab/><text:tab/><text:span text:style-name="T53">emove(p,par,t1,t2)</text:span></text:p>
      <text:p text:style-name="P33"><text:tab/><text:span text:style-name="T50">else :</text:span></text:p>
      <text:p text:style-name="P39"><text:tab/><text:tab/><text:span text:style-name="T53">emove(p,par,t1,t_tumble)</text:span></text:p>
      <text:p text:style-name="P40"><text:tab/><text:tab/><text:span text:style-name="T50">tumble(p,par)</text:span></text:p>
      <text:p text:style-name="P40"><text:tab/><text:tab/><text:span text:style-name="T50">evolce(p,par,t_tumble,t2)</text:span></text:p>
      <text:p text:style-name="P41"><text:span text:style-name="T35">gen_</text:span><text:span text:style-name="T33">traj</text:span>(p,par) :</text:p>
      <text:p text:style-name="P41"><text:tab/><text:span text:style-name="T52">traj = </text:span><text:span text:style-name="T50">initialize(p,par</text:span><text:span text:style-name="T48">)</text:span></text:p>
      <text:p text:style-name="P42"><text:tab/>for n in [1, n_traj<text:span text:style-name="T48">+1</text:span>] : <text:span text:style-name="T49">#loop on step from 1 to n_traj include</text:span></text:p>
      <text:p text:style-name="P43"><text:tab/><text:tab/>t1, t2 = (n-1) * par.dT, n * par.dT</text:p>
      <text:p text:style-name="P43"><text:tab/><text:tab/><text:span text:style-name="T54">evolve(p,par,t1,t2)</text:span></text:p>
      <text:p text:style-name="P43"><text:tab/><text:tab/><text:span text:style-name="T54">save_traj(p,par,traj,n)</text:span></text:p>
      <text:p text:style-name="P41"><text:tab/><text:span text:style-name="T51">return traj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8T11:17:58.611197414</meta:creation-date>
    <dc:date>2025-12-08T16:29:45.247830569</dc:date>
    <meta:editing-duration>PT7M18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2" meta:paragraph-count="110" meta:word-count="597" meta:character-count="4071" meta:non-whitespace-character-count="3141"/>
  </office:meta>
</office:document-meta>
</file>